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30570" officeooo:paragraph-rsid="003168fd"/>
    </style:style>
    <style:style style:name="P2" style:family="paragraph" style:parent-style-name="Standard">
      <style:text-properties fo:language="ru" fo:country="RU" officeooo:rsid="00230570" officeooo:paragraph-rsid="0032d2f3"/>
    </style:style>
    <style:style style:name="P3" style:family="paragraph" style:parent-style-name="Standard">
      <style:text-properties fo:language="ru" fo:country="RU" officeooo:rsid="00230570" officeooo:paragraph-rsid="0039d0ed"/>
    </style:style>
    <style:style style:name="P4" style:family="paragraph" style:parent-style-name="Standard">
      <style:text-properties fo:language="ru" fo:country="RU" officeooo:rsid="00230570" officeooo:paragraph-rsid="0042b9ae"/>
    </style:style>
    <style:style style:name="P5" style:family="paragraph" style:parent-style-name="Standard">
      <style:text-properties fo:language="ru" fo:country="RU" officeooo:rsid="00230570" officeooo:paragraph-rsid="004621c5"/>
    </style:style>
    <style:style style:name="P6" style:family="paragraph" style:parent-style-name="Standard">
      <style:paragraph-properties fo:text-align="center" style:justify-single-word="false"/>
      <style:text-properties style:font-name="Traditional Arabic" fo:language="ru" fo:country="RU" officeooo:rsid="001fe9c4" officeooo:paragraph-rsid="002141ba"/>
    </style:style>
    <style:style style:name="P7" style:family="paragraph" style:parent-style-name="Standard">
      <style:paragraph-properties fo:text-align="start" style:justify-single-word="false"/>
      <style:text-properties style:font-name="Traditional Arabic" fo:language="ru" fo:country="RU" officeooo:rsid="001fe9c4" officeooo:paragraph-rsid="00277875"/>
    </style:style>
    <style:style style:name="P8" style:family="paragraph" style:parent-style-name="Standard">
      <style:paragraph-properties fo:text-align="center" style:justify-single-word="false"/>
      <style:text-properties style:font-name="Traditional Arabic" fo:language="ru" fo:country="RU" fo:font-style="normal" fo:font-weight="bold" officeooo:rsid="00278562" officeooo:paragraph-rsid="0027856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raditional Arabic" fo:font-size="10.5pt" fo:language="ru" fo:country="RU" fo:font-style="normal" style:text-underline-style="none" fo:font-weight="normal" officeooo:rsid="001fe9c4" officeooo:paragraph-rsid="002141ba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style:font-name="Traditional Arabic" fo:font-size="10.5pt" fo:language="ru" fo:country="RU" fo:font-style="normal" style:text-underline-style="none" fo:font-weight="normal" officeooo:rsid="001fe9c4" officeooo:paragraph-rsid="00225c7b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style:font-name="Traditional Arabic" fo:font-size="10.5pt" fo:language="ru" fo:country="RU" fo:font-style="normal" style:text-underline-style="solid" style:text-underline-width="auto" style:text-underline-color="font-color" fo:font-weight="normal" officeooo:rsid="001fe9c4" officeooo:paragraph-rsid="00225c7b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raditional Arabic" fo:font-size="10.5pt" fo:language="ru" fo:country="RU" fo:font-style="normal" fo:font-weight="normal" officeooo:rsid="00278562" officeooo:paragraph-rsid="00278562" style:font-size-asian="9.14999961853027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text-properties style:font-name="Traditional Arabic" fo:font-size="10.5pt" fo:language="ru" fo:country="RU" officeooo:rsid="00230570" officeooo:paragraph-rsid="00230570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Traditional Arabic" fo:font-size="10.5pt" fo:language="en" fo:country="US" fo:font-style="normal" fo:font-weight="normal" officeooo:rsid="003cfc7d" officeooo:paragraph-rsid="0042b9ae" style:font-size-asian="9.14999961853027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raditional Arabic" fo:font-size="11pt" fo:language="ru" fo:country="RU" fo:font-weight="bold" officeooo:rsid="002551bf" officeooo:paragraph-rsid="0027787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raditional Arabic" fo:language="en" fo:country="US" fo:font-weight="bold" officeooo:rsid="00293f51" officeooo:paragraph-rsid="0029ae9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raditional Arabic" fo:font-size="10.5pt" fo:language="ru" fo:country="RU" officeooo:rsid="00508c79" officeooo:paragraph-rsid="00277875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Traditional Arabic" fo:language="ru" fo:country="RU" officeooo:rsid="001fe9c4" officeooo:paragraph-rsid="00277875"/>
    </style:style>
    <style:style style:name="P19" style:family="paragraph" style:parent-style-name="Standard">
      <style:paragraph-properties fo:text-align="start" style:justify-single-word="false"/>
      <style:text-properties style:font-name="Traditional Arabic" fo:language="ru" fo:country="RU" officeooo:rsid="001fe9c4" officeooo:paragraph-rsid="0064d10c"/>
    </style:style>
    <style:style style:name="P20" style:family="paragraph" style:parent-style-name="Standard">
      <style:paragraph-properties fo:text-align="start" style:justify-single-word="false"/>
      <style:text-properties style:font-name="Traditional Arabic" fo:language="ru" fo:country="RU" officeooo:rsid="005a92df" officeooo:paragraph-rsid="005a92df"/>
    </style:style>
    <style:style style:name="P21" style:family="paragraph" style:parent-style-name="Standard">
      <style:paragraph-properties fo:text-align="start" style:justify-single-word="false"/>
      <style:text-properties style:font-name="Traditional Arabic" fo:language="ru" fo:country="RU" officeooo:rsid="005a92df" officeooo:paragraph-rsid="005b7bfe"/>
    </style:style>
    <style:style style:name="P22" style:family="paragraph" style:parent-style-name="Standard">
      <style:paragraph-properties fo:text-align="start" style:justify-single-word="false"/>
      <style:text-properties style:font-name="Traditional Arabic" fo:language="ru" fo:country="RU" officeooo:rsid="005a92df" officeooo:paragraph-rsid="005be2bc"/>
    </style:style>
    <style:style style:name="P23" style:family="paragraph" style:parent-style-name="Standard">
      <style:paragraph-properties fo:text-align="start" style:justify-single-word="false"/>
      <style:text-properties style:font-name="Traditional Arabic" fo:language="ru" fo:country="RU" officeooo:rsid="005a92df" officeooo:paragraph-rsid="005e1f92"/>
    </style:style>
    <style:style style:name="P24" style:family="paragraph" style:parent-style-name="Standard">
      <style:paragraph-properties fo:text-align="start" style:justify-single-word="false"/>
      <style:text-properties style:font-name="Traditional Arabic" fo:language="ru" fo:country="RU" officeooo:rsid="005e1f92" officeooo:paragraph-rsid="005e1f92"/>
    </style:style>
    <style:style style:name="P25" style:family="paragraph" style:parent-style-name="Standard">
      <style:paragraph-properties fo:text-align="start" style:justify-single-word="false"/>
      <style:text-properties style:font-name="Traditional Arabic" fo:language="ru" fo:country="RU" officeooo:rsid="0065095c" officeooo:paragraph-rsid="0065095c"/>
    </style:style>
    <style:style style:name="P26" style:family="paragraph" style:parent-style-name="Standard">
      <style:paragraph-properties fo:text-align="start" style:justify-single-word="false"/>
      <style:text-properties style:font-name="Traditional Arabic" fo:language="ru" fo:country="RU" officeooo:rsid="0065095c" officeooo:paragraph-rsid="006da171"/>
    </style:style>
    <style:style style:name="P27" style:family="paragraph" style:parent-style-name="Standard">
      <style:paragraph-properties fo:text-align="start" style:justify-single-word="false"/>
      <style:text-properties style:font-name="Traditional Arabic" fo:language="ru" fo:country="RU" officeooo:rsid="0065095c" officeooo:paragraph-rsid="006fd708"/>
    </style:style>
    <style:style style:name="P28" style:family="paragraph" style:parent-style-name="Standard">
      <style:paragraph-properties fo:text-align="start" style:justify-single-word="false"/>
      <style:text-properties style:font-name="Traditional Arabic" fo:language="ru" fo:country="RU" officeooo:rsid="006fd708" officeooo:paragraph-rsid="006fd70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141ba" style:font-size-asian="13pt" style:font-weight-asian="bold" style:font-size-complex="13pt" style:font-weight-complex="bold"/>
    </style:style>
    <style:style style:name="T5" style:family="text">
      <style:text-properties officeooo:rsid="002141b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size="10.5pt" fo:font-style="normal" fo:font-weight="normal" officeooo:rsid="0029ae93" style:font-size-asian="9.14999961853027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10.5pt" fo:font-style="normal" fo:font-weight="normal" officeooo:rsid="002aac59" style:font-size-asian="9.14999961853027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size="10.5pt" fo:font-style="normal" fo:font-weight="normal" officeooo:rsid="002af98c" style:font-size-asian="9.14999961853027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size="10.5pt" fo:font-style="normal" fo:font-weight="normal" officeooo:rsid="002cf94b" style:font-size-asian="9.14999961853027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size="10.5pt" fo:font-style="normal" fo:font-weight="normal" officeooo:rsid="00348c96" style:font-size-asian="9.14999961853027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size="10.5pt" fo:language="ru" fo:country="RU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size="10.5pt" fo:language="ru" fo:country="RU" fo:font-style="normal" fo:font-weight="normal" officeooo:rsid="0029ae93" style:font-size-asian="9.14999961853027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size="10.5pt" fo:language="ru" fo:country="RU" fo:font-style="normal" fo:font-weight="normal" officeooo:rsid="002af98c" style:font-size-asian="9.14999961853027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size="10.5pt" fo:language="ru" fo:country="RU" fo:font-style="normal" fo:font-weight="normal" officeooo:rsid="002cf94b" style:font-size-asian="9.14999961853027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size="10.5pt" fo:language="ru" fo:country="RU" fo:font-style="normal" fo:font-weight="normal" officeooo:rsid="002eb8e1" style:font-size-asian="9.14999961853027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size="10.5pt" fo:language="ru" fo:country="RU" fo:font-style="normal" fo:font-weight="normal" officeooo:rsid="00348c96" style:font-size-asian="9.14999961853027pt" style:font-style-asian="normal" style:font-weight-asian="normal" style:font-size-complex="10.5pt" style:font-style-complex="normal" style:font-weight-complex="normal"/>
    </style:style>
    <style:style style:name="T20" style:family="text">
      <style:text-properties fo:font-size="10.5pt" fo:language="ru" fo:country="RU" fo:font-style="normal" fo:font-weight="normal" officeooo:rsid="003b403c" style:font-size-asian="9.14999961853027pt" style:font-style-asian="normal" style:font-weight-asian="normal" style:font-size-complex="10.5pt" style:font-style-complex="normal" style:font-weight-complex="normal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officeooo:rsid="0047c8f5" style:font-size-asian="10.5pt" style:font-size-complex="10.5pt"/>
    </style:style>
    <style:style style:name="T23" style:family="text">
      <style:text-properties fo:font-size="10.5pt" officeooo:rsid="0048bef0" style:font-size-asian="10.5pt" style:font-size-complex="10.5pt"/>
    </style:style>
    <style:style style:name="T24" style:family="text">
      <style:text-properties fo:font-size="10.5pt" officeooo:rsid="004a85be" style:font-size-asian="10.5pt" style:font-size-complex="10.5pt"/>
    </style:style>
    <style:style style:name="T25" style:family="text">
      <style:text-properties fo:font-size="10.5pt" officeooo:rsid="004b6cd8" style:font-size-asian="10.5pt" style:font-size-complex="10.5pt"/>
    </style:style>
    <style:style style:name="T26" style:family="text">
      <style:text-properties fo:font-size="10.5pt" officeooo:rsid="004bc28c" style:font-size-asian="10.5pt" style:font-size-complex="10.5pt"/>
    </style:style>
    <style:style style:name="T27" style:family="text">
      <style:text-properties fo:font-size="10.5pt" officeooo:rsid="004c41ff" style:font-size-asian="10.5pt" style:font-size-complex="10.5pt"/>
    </style:style>
    <style:style style:name="T28" style:family="text">
      <style:text-properties fo:font-size="10.5pt" officeooo:rsid="004d0ee8" style:font-size-asian="10.5pt" style:font-size-complex="10.5pt"/>
    </style:style>
    <style:style style:name="T29" style:family="text">
      <style:text-properties fo:font-size="10.5pt" officeooo:rsid="004fb69b" style:font-size-asian="10.5pt" style:font-size-complex="10.5pt"/>
    </style:style>
    <style:style style:name="T30" style:family="text">
      <style:text-properties fo:font-size="10.5pt" officeooo:rsid="00508c79" style:font-size-asian="10.5pt" style:font-size-complex="10.5pt"/>
    </style:style>
    <style:style style:name="T31" style:family="text">
      <style:text-properties fo:font-size="10.5pt" officeooo:rsid="0051a117" style:font-size-asian="10.5pt" style:font-size-complex="10.5pt"/>
    </style:style>
    <style:style style:name="T32" style:family="text">
      <style:text-properties fo:font-size="10.5pt" officeooo:rsid="00522a6d" style:font-size-asian="10.5pt" style:font-size-complex="10.5pt"/>
    </style:style>
    <style:style style:name="T33" style:family="text">
      <style:text-properties fo:font-size="10.5pt" officeooo:rsid="0053bf27" style:font-size-asian="10.5pt" style:font-size-complex="10.5pt"/>
    </style:style>
    <style:style style:name="T34" style:family="text">
      <style:text-properties fo:font-size="10.5pt" officeooo:rsid="00546457" style:font-size-asian="10.5pt" style:font-size-complex="10.5pt"/>
    </style:style>
    <style:style style:name="T35" style:family="text">
      <style:text-properties fo:font-size="10.5pt" officeooo:rsid="00547e9b" style:font-size-asian="10.5pt" style:font-size-complex="10.5pt"/>
    </style:style>
    <style:style style:name="T36" style:family="text">
      <style:text-properties fo:font-size="10.5pt" officeooo:rsid="005638e7" style:font-size-asian="10.5pt" style:font-size-complex="10.5pt"/>
    </style:style>
    <style:style style:name="T37" style:family="text">
      <style:text-properties fo:font-size="10.5pt" officeooo:rsid="00579043" style:font-size-asian="10.5pt" style:font-size-complex="10.5pt"/>
    </style:style>
    <style:style style:name="T38" style:family="text">
      <style:text-properties fo:font-size="10.5pt" officeooo:rsid="005973cd" style:font-size-asian="10.5pt" style:font-size-complex="10.5pt"/>
    </style:style>
    <style:style style:name="T39" style:family="text">
      <style:text-properties fo:font-size="10.5pt" officeooo:rsid="005a2894" style:font-size-asian="10.5pt" style:font-size-complex="10.5pt"/>
    </style:style>
    <style:style style:name="T40" style:family="text">
      <style:text-properties fo:font-size="10.5pt" officeooo:rsid="005b7bfe" style:font-size-asian="10.5pt" style:font-size-complex="10.5pt"/>
    </style:style>
    <style:style style:name="T41" style:family="text">
      <style:text-properties fo:font-size="10.5pt" officeooo:rsid="005be2bc" style:font-size-asian="10.5pt" style:font-size-complex="10.5pt"/>
    </style:style>
    <style:style style:name="T42" style:family="text">
      <style:text-properties fo:font-size="10.5pt" officeooo:rsid="005dc5ef" style:font-size-asian="10.5pt" style:font-size-complex="10.5pt"/>
    </style:style>
    <style:style style:name="T43" style:family="text">
      <style:text-properties fo:font-size="10.5pt" officeooo:rsid="005e1f92" style:font-size-asian="10.5pt" style:font-size-complex="10.5pt"/>
    </style:style>
    <style:style style:name="T44" style:family="text">
      <style:text-properties fo:font-size="10.5pt" officeooo:rsid="0060007f" style:font-size-asian="10.5pt" style:font-size-complex="10.5pt"/>
    </style:style>
    <style:style style:name="T45" style:family="text">
      <style:text-properties fo:font-size="10.5pt" officeooo:rsid="00648980" style:font-size-asian="10.5pt" style:font-size-complex="10.5pt"/>
    </style:style>
    <style:style style:name="T46" style:family="text">
      <style:text-properties fo:font-size="10.5pt" officeooo:rsid="0064d10c" style:font-size-asian="10.5pt" style:font-size-complex="10.5pt"/>
    </style:style>
    <style:style style:name="T47" style:family="text">
      <style:text-properties fo:font-size="10.5pt" officeooo:rsid="00659969" style:font-size-asian="10.5pt" style:font-size-complex="10.5pt"/>
    </style:style>
    <style:style style:name="T48" style:family="text">
      <style:text-properties fo:font-size="10.5pt" officeooo:rsid="0067ea42" style:font-size-asian="10.5pt" style:font-size-complex="10.5pt"/>
    </style:style>
    <style:style style:name="T49" style:family="text">
      <style:text-properties fo:font-size="10.5pt" officeooo:rsid="006c3ffd" style:font-size-asian="10.5pt" style:font-size-complex="10.5pt"/>
    </style:style>
    <style:style style:name="T50" style:family="text">
      <style:text-properties fo:font-size="10.5pt" officeooo:rsid="006da171" style:font-size-asian="10.5pt" style:font-size-complex="10.5pt"/>
    </style:style>
    <style:style style:name="T51" style:family="text">
      <style:text-properties fo:font-size="10.5pt" officeooo:rsid="0071af04" style:font-size-asian="10.5pt" style:font-size-complex="10.5pt"/>
    </style:style>
    <style:style style:name="T52" style:family="text">
      <style:text-properties fo:font-size="10.5pt" officeooo:rsid="00735f17" style:font-size-asian="10.5pt" style:font-size-complex="10.5pt"/>
    </style:style>
    <style:style style:name="T53" style:family="text">
      <style:text-properties fo:font-size="10.5pt" officeooo:rsid="007498da" style:font-size-asian="10.5pt" style:font-size-complex="10.5pt"/>
    </style:style>
    <style:style style:name="T54" style:family="text">
      <style:text-properties fo:font-size="10.5pt" fo:language="en" fo:country="US" style:font-size-asian="10.5pt" style:font-size-complex="10.5pt"/>
    </style:style>
    <style:style style:name="T55" style:family="text">
      <style:text-properties fo:font-size="10.5pt" fo:language="en" fo:country="US" officeooo:rsid="0047c8f5" style:font-size-asian="10.5pt" style:font-size-complex="10.5pt"/>
    </style:style>
    <style:style style:name="T56" style:family="text">
      <style:text-properties fo:font-size="10.5pt" fo:language="en" fo:country="US" officeooo:rsid="004d0ee8" style:font-size-asian="10.5pt" style:font-size-complex="10.5pt"/>
    </style:style>
    <style:style style:name="T57" style:family="text">
      <style:text-properties fo:font-size="10.5pt" fo:language="en" fo:country="US" officeooo:rsid="004fb69b" style:font-size-asian="10.5pt" style:font-size-complex="10.5pt"/>
    </style:style>
    <style:style style:name="T58" style:family="text">
      <style:text-properties fo:font-size="10.5pt" fo:language="en" fo:country="US" officeooo:rsid="00508c79" style:font-size-asian="10.5pt" style:font-size-complex="10.5pt"/>
    </style:style>
    <style:style style:name="T59" style:family="text">
      <style:text-properties fo:font-size="10.5pt" fo:language="en" fo:country="US" officeooo:rsid="0050e4eb" style:font-size-asian="10.5pt" style:font-size-complex="10.5pt"/>
    </style:style>
    <style:style style:name="T60" style:family="text">
      <style:text-properties fo:font-size="10.5pt" fo:language="en" fo:country="US" officeooo:rsid="0051a117" style:font-size-asian="10.5pt" style:font-size-complex="10.5pt"/>
    </style:style>
    <style:style style:name="T61" style:family="text">
      <style:text-properties fo:font-size="10.5pt" fo:language="en" fo:country="US" officeooo:rsid="00522a6d" style:font-size-asian="10.5pt" style:font-size-complex="10.5pt"/>
    </style:style>
    <style:style style:name="T62" style:family="text">
      <style:text-properties fo:font-size="10.5pt" fo:language="en" fo:country="US" officeooo:rsid="0053bf27" style:font-size-asian="10.5pt" style:font-size-complex="10.5pt"/>
    </style:style>
    <style:style style:name="T63" style:family="text">
      <style:text-properties fo:font-size="10.5pt" fo:language="en" fo:country="US" officeooo:rsid="00546457" style:font-size-asian="10.5pt" style:font-size-complex="10.5pt"/>
    </style:style>
    <style:style style:name="T64" style:family="text">
      <style:text-properties fo:font-size="10.5pt" fo:language="en" fo:country="US" officeooo:rsid="00547e9b" style:font-size-asian="10.5pt" style:font-size-complex="10.5pt"/>
    </style:style>
    <style:style style:name="T65" style:family="text">
      <style:text-properties fo:font-size="10.5pt" fo:language="en" fo:country="US" officeooo:rsid="005638e7" style:font-size-asian="10.5pt" style:font-size-complex="10.5pt"/>
    </style:style>
    <style:style style:name="T66" style:family="text">
      <style:text-properties fo:font-size="10.5pt" fo:language="en" fo:country="US" officeooo:rsid="005973cd" style:font-size-asian="10.5pt" style:font-size-complex="10.5pt"/>
    </style:style>
    <style:style style:name="T67" style:family="text">
      <style:text-properties fo:font-size="10.5pt" fo:language="en" fo:country="US" officeooo:rsid="005a2894" style:font-size-asian="10.5pt" style:font-size-complex="10.5pt"/>
    </style:style>
    <style:style style:name="T68" style:family="text">
      <style:text-properties fo:font-size="10.5pt" fo:language="en" fo:country="US" officeooo:rsid="0060007f" style:font-size-asian="10.5pt" style:font-size-complex="10.5pt"/>
    </style:style>
    <style:style style:name="T69" style:family="text">
      <style:text-properties fo:font-size="10.5pt" fo:language="en" fo:country="US" officeooo:rsid="00648980" style:font-size-asian="10.5pt" style:font-size-complex="10.5pt"/>
    </style:style>
    <style:style style:name="T70" style:family="text">
      <style:text-properties fo:font-size="10.5pt" fo:language="en" fo:country="US" officeooo:rsid="0064d10c" style:font-size-asian="10.5pt" style:font-size-complex="10.5pt"/>
    </style:style>
    <style:style style:name="T71" style:family="text">
      <style:text-properties fo:font-size="10.5pt" fo:language="en" fo:country="US" officeooo:rsid="00659969" style:font-size-asian="10.5pt" style:font-size-complex="10.5pt"/>
    </style:style>
    <style:style style:name="T72" style:family="text">
      <style:text-properties fo:font-size="10.5pt" fo:language="en" fo:country="US" officeooo:rsid="00675325" style:font-size-asian="10.5pt" style:font-size-complex="10.5pt"/>
    </style:style>
    <style:style style:name="T73" style:family="text">
      <style:text-properties fo:font-size="10.5pt" fo:language="en" fo:country="US" officeooo:rsid="0067ea42" style:font-size-asian="10.5pt" style:font-size-complex="10.5pt"/>
    </style:style>
    <style:style style:name="T74" style:family="text">
      <style:text-properties fo:font-size="10.5pt" fo:language="en" fo:country="US" officeooo:rsid="006c3ffd" style:font-size-asian="10.5pt" style:font-size-complex="10.5pt"/>
    </style:style>
    <style:style style:name="T75" style:family="text">
      <style:text-properties fo:font-size="10.5pt" fo:language="en" fo:country="US" officeooo:rsid="006da171" style:font-size-asian="10.5pt" style:font-size-complex="10.5pt"/>
    </style:style>
    <style:style style:name="T76" style:family="text">
      <style:text-properties fo:font-size="10.5pt" fo:language="en" fo:country="US" officeooo:rsid="006fd708" style:font-size-asian="10.5pt" style:font-size-complex="10.5pt"/>
    </style:style>
    <style:style style:name="T77" style:family="text">
      <style:text-properties fo:font-size="10.5pt" fo:language="en" fo:country="US" officeooo:rsid="00735f17" style:font-size-asian="10.5pt" style:font-size-complex="10.5pt"/>
    </style:style>
    <style:style style:name="T78" style:family="text">
      <style:text-properties fo:font-size="10.5pt" fo:language="en" fo:country="US" officeooo:rsid="007498da" style:font-size-asian="10.5pt" style:font-size-complex="10.5pt"/>
    </style:style>
    <style:style style:name="T79" style:family="text">
      <style:text-properties style:font-name="Traditional Arabic" fo:font-size="10.5pt" fo:language="en" fo:country="US" fo:font-style="normal" style:font-size-asian="10.5pt" style:font-style-asian="normal" style:font-size-complex="10.5pt" style:font-style-complex="normal"/>
    </style:style>
    <style:style style:name="T80" style:family="text">
      <style:text-properties style:font-name="Traditional Arabic" fo:font-size="10.5pt" fo:language="en" fo:country="US" fo:font-style="normal" officeooo:rsid="003168fd" style:font-size-asian="10.5pt" style:font-style-asian="normal" style:font-size-complex="10.5pt" style:font-style-complex="normal"/>
    </style:style>
    <style:style style:name="T81" style:family="text">
      <style:text-properties style:font-name="Traditional Arabic" fo:font-size="10.5pt" fo:language="en" fo:country="US" fo:font-style="normal" officeooo:rsid="0032d2f3" style:font-size-asian="10.5pt" style:font-style-asian="normal" style:font-size-complex="10.5pt" style:font-style-complex="normal"/>
    </style:style>
    <style:style style:name="T82" style:family="text">
      <style:text-properties style:font-name="Traditional Arabic" fo:font-size="10.5pt" fo:language="en" fo:country="US" fo:font-style="normal" officeooo:rsid="0034fc72" style:font-size-asian="10.5pt" style:font-style-asian="normal" style:font-size-complex="10.5pt" style:font-style-complex="normal"/>
    </style:style>
    <style:style style:name="T83" style:family="text">
      <style:text-properties style:font-name="Traditional Arabic" fo:font-size="10.5pt" fo:language="en" fo:country="US" fo:font-style="normal" officeooo:rsid="00362abe" style:font-size-asian="10.5pt" style:font-style-asian="normal" style:font-size-complex="10.5pt" style:font-style-complex="normal"/>
    </style:style>
    <style:style style:name="T84" style:family="text">
      <style:text-properties style:font-name="Traditional Arabic" fo:font-size="10.5pt" fo:language="en" fo:country="US" fo:font-style="normal" officeooo:rsid="00372bed" style:font-size-asian="10.5pt" style:font-style-asian="normal" style:font-size-complex="10.5pt" style:font-style-complex="normal"/>
    </style:style>
    <style:style style:name="T85" style:family="text">
      <style:text-properties style:font-name="Traditional Arabic" fo:font-size="10.5pt" fo:language="en" fo:country="US" fo:font-style="normal" officeooo:rsid="0039d0ed" style:font-size-asian="10.5pt" style:font-style-asian="normal" style:font-size-complex="10.5pt" style:font-style-complex="normal"/>
    </style:style>
    <style:style style:name="T86" style:family="text">
      <style:text-properties style:font-name="Traditional Arabic" fo:font-size="10.5pt" fo:language="en" fo:country="US" fo:font-style="normal" officeooo:rsid="003b228d" style:font-size-asian="10.5pt" style:font-style-asian="normal" style:font-size-complex="10.5pt" style:font-style-complex="normal"/>
    </style:style>
    <style:style style:name="T87" style:family="text">
      <style:text-properties style:font-name="Traditional Arabic" fo:font-size="10.5pt" fo:language="en" fo:country="US" fo:font-style="normal" fo:font-weight="bold" officeooo:rsid="0031df91" style:font-size-asian="10.5pt" style:font-style-asian="normal" style:font-weight-asian="bold" style:font-size-complex="10.5pt" style:font-style-complex="normal" style:font-weight-complex="bold"/>
    </style:style>
    <style:style style:name="T88" style:family="text">
      <style:text-properties style:font-name="Traditional Arabic" fo:font-size="10.5pt" fo:language="en" fo:country="US" fo:font-style="normal" fo:font-weight="normal" officeooo:rsid="0031df91" style:font-size-asian="10.5pt" style:font-style-asian="normal" style:font-weight-asian="normal" style:font-size-complex="10.5pt" style:font-style-complex="normal" style:font-weight-complex="normal"/>
    </style:style>
    <style:style style:name="T89" style:family="text">
      <style:text-properties style:font-name="Traditional Arabic" fo:font-size="10.5pt" fo:language="en" fo:country="US" fo:font-style="normal" fo:font-weight="normal" officeooo:rsid="0032d2f3" style:font-size-asian="10.5pt" style:font-style-asian="normal" style:font-weight-asian="normal" style:font-size-complex="10.5pt" style:font-style-complex="normal" style:font-weight-complex="normal"/>
    </style:style>
    <style:style style:name="T90" style:family="text">
      <style:text-properties style:font-name="Traditional Arabic" fo:font-size="10.5pt" fo:language="en" fo:country="US" fo:font-style="normal" fo:font-weight="normal" officeooo:rsid="003cfc7d" style:font-size-asian="9.14999961853027pt" style:font-style-asian="normal" style:font-weight-asian="normal" style:font-size-complex="10.5pt" style:font-style-complex="normal" style:font-weight-complex="normal"/>
    </style:style>
    <style:style style:name="T91" style:family="text">
      <style:text-properties style:font-name="Traditional Arabic" fo:font-size="10.5pt" fo:language="en" fo:country="US" fo:font-style="normal" fo:font-weight="normal" officeooo:rsid="00412829" style:font-size-asian="9.14999961853027pt" style:font-style-asian="normal" style:font-weight-asian="normal" style:font-size-complex="10.5pt" style:font-style-complex="normal" style:font-weight-complex="normal"/>
    </style:style>
    <style:style style:name="T92" style:family="text">
      <style:text-properties style:font-name="Traditional Arabic" fo:font-size="10.5pt" fo:language="en" fo:country="US" fo:font-style="normal" fo:font-weight="normal" officeooo:rsid="00405f4a" style:font-size-asian="9.14999961853027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font-name="Traditional Arabic" fo:font-size="10.5pt" fo:language="en" fo:country="US" fo:font-style="normal" fo:font-weight="normal" officeooo:rsid="003f3460" style:font-size-asian="9.14999961853027pt" style:font-style-asian="normal" style:font-weight-asian="normal" style:font-size-complex="10.5pt" style:font-style-complex="normal" style:font-weight-complex="normal"/>
    </style:style>
    <style:style style:name="T94" style:family="text">
      <style:text-properties style:font-name="Traditional Arabic" fo:font-size="10.5pt" fo:language="en" fo:country="US" fo:font-style="normal" fo:font-weight="normal" officeooo:rsid="0040f59f" style:font-size-asian="9.14999961853027pt" style:font-style-asian="normal" style:font-weight-asian="normal" style:font-size-complex="10.5pt" style:font-style-complex="normal" style:font-weight-complex="normal"/>
    </style:style>
    <style:style style:name="T95" style:family="text">
      <style:text-properties style:font-name="Traditional Arabic" fo:font-size="10.5pt" fo:language="en" fo:country="US" fo:font-style="normal" fo:font-weight="normal" officeooo:rsid="004621c5" style:font-size-asian="9.14999961853027pt" style:font-style-asian="normal" style:font-weight-asian="normal" style:font-size-complex="10.5pt" style:font-style-complex="normal" style:font-weight-complex="normal"/>
    </style:style>
    <style:style style:name="T96" style:family="text">
      <style:text-properties style:font-name="Traditional Arabic" fo:font-size="10.5pt" fo:language="en" fo:country="US" fo:font-style="normal" fo:font-weight="normal" officeooo:rsid="0047acb5" style:font-size-asian="9.14999961853027pt" style:font-style-asian="normal" style:font-weight-asian="normal" style:font-size-complex="10.5pt" style:font-style-complex="normal" style:font-weight-complex="normal"/>
    </style:style>
    <style:style style:name="T97" style:family="text">
      <style:text-properties style:font-name="Traditional Arabic" fo:font-size="10.5pt" fo:font-style="italic" style:font-size-asian="10.5pt" style:font-style-asian="italic" style:font-size-complex="10.5pt" style:font-style-complex="italic"/>
    </style:style>
    <style:style style:name="T98" style:family="text">
      <style:text-properties style:font-name="Traditional Arabic" fo:font-size="10.5pt" fo:font-style="normal" officeooo:rsid="00312337" style:font-size-asian="10.5pt" style:font-style-asian="normal" style:font-size-complex="10.5pt" style:font-style-complex="normal"/>
    </style:style>
    <style:style style:name="T99" style:family="text">
      <style:text-properties style:font-name="Traditional Arabic" fo:font-size="10.5pt" fo:font-style="normal" officeooo:rsid="003168fd" style:font-size-asian="10.5pt" style:font-style-asian="normal" style:font-size-complex="10.5pt" style:font-style-complex="normal"/>
    </style:style>
    <style:style style:name="T100" style:family="text">
      <style:text-properties style:font-name="Traditional Arabic" fo:font-size="10.5pt" fo:font-style="normal" officeooo:rsid="0032d2f3" style:font-size-asian="10.5pt" style:font-style-asian="normal" style:font-size-complex="10.5pt" style:font-style-complex="normal"/>
    </style:style>
    <style:style style:name="T101" style:family="text">
      <style:text-properties style:font-name="Traditional Arabic" fo:font-size="10.5pt" fo:font-style="normal" officeooo:rsid="0034fc72" style:font-size-asian="10.5pt" style:font-style-asian="normal" style:font-size-complex="10.5pt" style:font-style-complex="normal"/>
    </style:style>
    <style:style style:name="T102" style:family="text">
      <style:text-properties style:font-name="Traditional Arabic" fo:font-size="10.5pt" fo:font-style="normal" officeooo:rsid="00372bed" style:font-size-asian="10.5pt" style:font-style-asian="normal" style:font-size-complex="10.5pt" style:font-style-complex="normal"/>
    </style:style>
    <style:style style:name="T103" style:family="text">
      <style:text-properties style:font-name="Traditional Arabic" fo:font-size="10.5pt" fo:font-style="normal" officeooo:rsid="0039d0ed" style:font-size-asian="10.5pt" style:font-style-asian="normal" style:font-size-complex="10.5pt" style:font-style-complex="normal"/>
    </style:style>
    <style:style style:name="T104" style:family="text">
      <style:text-properties style:font-name="Traditional Arabic" fo:font-size="10.5pt" fo:font-style="normal" officeooo:rsid="003b228d" style:font-size-asian="10.5pt" style:font-style-asian="normal" style:font-size-complex="10.5pt" style:font-style-complex="normal"/>
    </style:style>
    <style:style style:name="T105" style:family="text">
      <style:text-properties style:font-name="Traditional Arabic" fo:font-size="10.5pt" fo:font-style="normal" fo:font-weight="normal" officeooo:rsid="0031df91" style:font-size-asian="10.5pt" style:font-style-asian="normal" style:font-weight-asian="normal" style:font-size-complex="10.5pt" style:font-style-complex="normal" style:font-weight-complex="normal"/>
    </style:style>
    <style:style style:name="T106" style:family="text">
      <style:text-properties style:font-name="Traditional Arabic" fo:font-size="10.5pt" fo:font-style="normal" fo:font-weight="normal" officeooo:rsid="0032d2f3" style:font-size-asian="10.5pt" style:font-style-asian="normal" style:font-weight-asian="normal" style:font-size-complex="10.5pt" style:font-style-complex="normal" style:font-weight-complex="normal"/>
    </style:style>
    <style:style style:name="T107" style:family="text">
      <style:text-properties style:font-name="Traditional Arabic" fo:font-size="10.5pt" fo:font-style="normal" fo:font-weight="normal" officeooo:rsid="00405f4a" style:font-size-asian="9.14999961853027pt" style:font-style-asian="normal" style:font-weight-asian="normal" style:font-size-complex="10.5pt" style:font-style-complex="normal" style:font-weight-complex="normal"/>
    </style:style>
    <style:style style:name="T108" style:family="text">
      <style:text-properties style:font-name="Traditional Arabic" fo:font-size="10.5pt" fo:font-style="normal" fo:font-weight="normal" officeooo:rsid="0040f59f" style:font-size-asian="9.14999961853027pt" style:font-style-asian="normal" style:font-weight-asian="normal" style:font-size-complex="10.5pt" style:font-style-complex="normal" style:font-weight-complex="normal"/>
    </style:style>
    <style:style style:name="T109" style:family="text">
      <style:text-properties style:font-name="Traditional Arabic" fo:font-size="10.5pt" fo:font-style="normal" fo:font-weight="normal" officeooo:rsid="00412829" style:font-size-asian="9.14999961853027pt" style:font-style-asian="normal" style:font-weight-asian="normal" style:font-size-complex="10.5pt" style:font-style-complex="normal" style:font-weight-complex="normal"/>
    </style:style>
    <style:style style:name="T110" style:family="text">
      <style:text-properties style:font-name="Traditional Arabic" fo:font-size="10.5pt" fo:font-style="normal" fo:font-weight="normal" officeooo:rsid="004621c5" style:font-size-asian="9.14999961853027pt" style:font-style-asian="normal" style:font-weight-asian="normal" style:font-size-complex="10.5pt" style:font-style-complex="normal" style:font-weight-complex="normal"/>
    </style:style>
    <style:style style:name="T111" style:family="text">
      <style:text-properties style:font-name="Traditional Arabic" fo:font-size="10.5pt" fo:font-style="normal" fo:font-weight="normal" officeooo:rsid="00463dcd" style:font-size-asian="9.14999961853027pt" style:font-style-asian="normal" style:font-weight-asian="normal" style:font-size-complex="10.5pt" style:font-style-complex="normal" style:font-weight-complex="normal"/>
    </style:style>
    <style:style style:name="T112" style:family="text">
      <style:text-properties style:font-name="Traditional Arabic" fo:language="en" fo:country="US" fo:font-style="normal" style:font-style-asian="normal" style:font-style-complex="normal"/>
    </style:style>
    <style:style style:name="T113" style:family="text">
      <style:text-properties fo:font-size="12pt" fo:font-style="normal" officeooo:rsid="003b403c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О</text:span><text:span text:style-name="T4">СНОВНОЙ СИНТАКСИЧЕСКИЙ САХАР</text:span></text:p>
      <text:p text:style-name="P6">---</text:p>
      <text:p text:style-name="P15">СИНТАКСИС</text:p>
      <text:p text:style-name="P7"><text:line-break/><text:line-break/><text:span text:style-name="T21">-</text:span><text:span text:style-name="T55"> </text:span><text:span text:style-name="T22">строки:<text:line-break/><text:tab/></text:span><text:span text:style-name="T55">quoted – </text:span><text:span text:style-name="T22">зарегистрированные строки вида </text:span><text:span text:style-name="T55">”string”;<text:line-break/><text:tab/>unquoted – </text:span><text:span text:style-name="T22">строки открытого типа </text:span><text:span text:style-name="T55">auto, center.<text:line-break/><text:tab/></text:span><text:span text:style-name="T23">Операторы:<text:line-break/><text:tab/>+ - в приоритете становится первая строка, число и строка преобразуется в строку;</text:span></text:p>
      <text:p text:style-name="P7"><text:span text:style-name="T23"><text:tab/>- </text:span><text:span text:style-name="T24">и / - как обычные символы, который </text:span><text:span text:style-name="T26">принимают вид</text:span><text:span text:style-name="T25"> кле</text:span><text:span text:style-name="T26">я</text:span><text:span text:style-name="T25"> в выражениях;<text:line-break/>- </text:span><text:span text:style-name="T27">числа:</text:span></text:p>
      <text:p text:style-name="P7"><text:span text:style-name="T27"><text:tab/>целые — </text:span><text:span text:style-name="T28">без примесей единицы измерения;<text:line-break/><text:tab/>с префиксом — с единицами измерения;<text:line-break/><text:tab/>Операторы:</text:span></text:p>
      <text:p text:style-name="P7"><text:span text:style-name="T28"><text:tab/></text:span><text:span text:style-name="T56">+, -, *, /, %, </text:span><text:span text:style-name="T59">&lt;, &gt;, &gt;=, &lt;=, ==</text:span><text:span text:style-name="T56"> - </text:span><text:span text:style-name="T28">то же самое что и в </text:span><text:span text:style-name="T56">JS;</text:span></text:p>
      <text:p text:style-name="P19"><text:span text:style-name="T56"><text:tab/></text:span><text:span text:style-name="T28">Целые не делятся на числа с префиксом, префиксы участвуют в математических <text:tab/><text:tab/>счислениях;<text:line-break/>- </text:span><text:span text:style-name="T29">списки:<text:line-break/><text:tab/>(</text:span><text:span text:style-name="T55">quoted</text:span><text:span text:style-name="T57">string </text:span><text:span text:style-name="T55">quoted</text:span><text:span text:style-name="T57">string</text:span><text:span text:style-name="T29">) или </text:span><text:span text:style-name="T57">string string string – </text:span><text:span text:style-name="T29">списки с параметрами, пример 1</text:span><text:span text:style-name="T57">px solid black <text:tab/></text:span><text:span text:style-name="T29">или</text:span><text:span text:style-name="T57"> bold, 1em, Tahoma;</text:span><text:span text:style-name="T68"><text:line-break/><text:tab/>nth(a b c, index) – </text:span><text:span text:style-name="T44">выдаст </text:span><text:span text:style-name="T45">еденицу</text:span><text:span text:style-name="T44"> из списка по индексу;<text:line-break/><text:tab/></text:span><text:span text:style-name="T69">join(list1, list2) – </text:span><text:span text:style-name="T45">создаст список из двух </text:span><text:span text:style-name="T69">спис</text:span><text:span text:style-name="T70">к</text:span><text:span text:style-name="T69">ов</text:span><text:span text:style-name="T45">;</text:span></text:p>
      <text:p text:style-name="P19"><text:span text:style-name="T69"><text:tab/></text:span><text:span text:style-name="T70">length(list) – </text:span><text:span text:style-name="T46">выдаст длину списка;</text:span><text:span text:style-name="T57"><text:line-break/>- </text:span><text:span text:style-name="T30">булевые:</text:span></text:p>
      <text:p text:style-name="P7"><text:span text:style-name="T30"><text:tab/></text:span><text:span text:style-name="T58">true / false – </text:span><text:span text:style-name="T30">стандартные булевые значения;</text:span></text:p>
      <text:p text:style-name="P17"><text:tab/>Операторы:</text:p>
      <text:p text:style-name="P7"><text:span text:style-name="T30"><text:tab/></text:span><text:span text:style-name="T58">and – </text:span><text:span text:style-name="T30">булевое и </text:span><text:span text:style-name="T58">&amp;&amp;;</text:span></text:p>
      <text:p text:style-name="P7"><text:span text:style-name="T58"><text:tab/>or – </text:span><text:span text:style-name="T30">булевое или </text:span><text:span text:style-name="T58">||;</text:span></text:p>
      <text:p text:style-name="P7"><text:span text:style-name="T58"><text:tab/>not – </text:span><text:span text:style-name="T30">булевое противоположное !.<text:line-break/>- </text:span><text:span text:style-name="T31">функции:</text:span></text:p>
      <text:p text:style-name="P7"><text:span text:style-name="T31"><text:tab/></text:span><text:span text:style-name="T60">name(arg1: value, arg2: value) – </text:span><text:span text:style-name="T31">функция </text:span><text:span text:style-name="T60">name </text:span><text:span text:style-name="T31">с двумя аргументами, и предначертанными <text:tab/><text:tab/>значениями;<text:line-break/><text:tab/></text:span><text:span text:style-name="T32">Алгебраические функции:<text:line-break/><text:tab/></text:span><text:span text:style-name="T61">abs(number) – </text:span><text:span text:style-name="T37">абсолютное</text:span><text:span text:style-name="T32"> числа;</text:span></text:p>
      <text:p text:style-name="P7"><text:span text:style-name="T32"><text:tab/></text:span><text:span text:style-name="T63">comparable(number</text:span><text:span text:style-name="T34">1, </text:span><text:span text:style-name="T63">number2) – </text:span><text:span text:style-name="T34">могут ли числа быть сравнены;</text:span></text:p>
      <text:p text:style-name="P7"><text:span text:style-name="T32"><text:tab/></text:span><text:span text:style-name="T61">ceil(number) – </text:span><text:span text:style-name="T32">сократить в меньшую сторону;<text:line-break/><text:tab/></text:span><text:span text:style-name="T66">floor(number) – </text:span><text:span text:style-name="T38">округлить в большую сторону;</text:span></text:p>
      <text:p text:style-name="P7"><text:span text:style-name="T32"><text:tab/></text:span><text:span text:style-name="T62">round(number) – </text:span><text:span text:style-name="T33">округлить к </text:span><text:span text:style-name="T38">ближайшему</text:span><text:span text:style-name="T33"> числу;<text:line-break/><text:tab/></text:span><text:span text:style-name="T64">percentage(number) – </text:span><text:span text:style-name="T35">преобразовать число в проценты </text:span><text:span text:style-name="T36">( </text:span><text:span text:style-name="T65">1</text:span><text:span text:style-name="T36">.</text:span><text:span text:style-name="T65">1 </text:span><text:span text:style-name="T36">равняется </text:span><text:span text:style-name="T65">110% </text:span><text:span text:style-name="T36">)</text:span><text:span text:style-name="T35">;<text:line-break/><text:tab/></text:span><text:span text:style-name="T39">Функции с цветами:<text:line-break/><text:tab/></text:span><text:span text:style-name="T67">alpha(color)/opacity(color) – </text:span><text:span text:style-name="T39">узнать прозрачность цвета;</text:span></text:p>
      <text:p text:style-name="P20"><text:span text:style-name="T21"><text:tab/>blue($color) — </text:span><text:span text:style-name="T40">оттенок синего в цвете;</text:span></text:p>
      <text:p text:style-name="P21"><text:span text:style-name="T21"><text:tab/>green($color) — </text:span><text:span text:style-name="T40">оттенок зеленого в цвете;</text:span></text:p>
      <text:p text:style-name="P22"><text:span text:style-name="T40"><text:tab/>red($color)</text:span><text:span text:style-name="T21"> — </text:span><text:span text:style-name="T40">оттенок </text:span><text:span text:style-name="T41">красного</text:span><text:span text:style-name="T40"> в цвете;</text:span></text:p>
      <text:p text:style-name="P21"><text:soft-page-break/><text:span text:style-name="T21"><text:tab/>hue($color) <text:s/>— </text:span><text:span text:style-name="T40">оттенок цвета;</text:span></text:p>
      <text:p text:style-name="P20"><text:span text:style-name="T21"><text:tab/>lightness($color) — </text:span><text:span text:style-name="T40">процент легкости в цвете;</text:span></text:p>
      <text:p text:style-name="P23"><text:span text:style-name="T21"><text:tab/>saturation($color) — </text:span><text:span text:style-name="T42">насыщенность цвета;</text:span></text:p>
      <text:p text:style-name="P23"><text:span text:style-name="T42"><text:tab/></text:span><text:span text:style-name="T43">adjust($color, ...) Transformative <text:s/>Adjusts properties of $colorby fixed </text:span></text:p>
      <text:p text:style-name="P24"><text:span text:style-name="T21"><text:tab/>complement($color) Transformative <text:s/>Returns the color wheel complement of </text:span></text:p>
      <text:p text:style-name="P24"><text:span text:style-name="T21"><text:tab/>grayscale($color) Transformative <text:s/>Returns a grayscale version of $color</text:span></text:p>
      <text:p text:style-name="P24"><text:span text:style-name="T21"><text:tab/>invert($color) Transformative <text:s/>Returns the negative version of $color</text:span></text:p>
      <text:p text:style-name="P24"><text:span text:style-name="T21"><text:tab/>mix($color-1, $color-2, [$weight])</text:span></text:p>
      <text:p text:style-name="P24"><text:span text:style-name="T21"><text:tab/>scale($color, ...) Transformative <text:s/>Scales properties of $colorby percentages </text:span></text:p>
      <text:p text:style-name="P24"><text:span text:style-name="T21"><text:tab/>set($color, ...) Transformative <text:s/>Sets properties of $colorto fixed values</text:span></text:p>
      <text:p text:style-name="P25"><text:span text:style-name="T21"><text:tab/>Остальные:</text:span></text:p>
      <text:p text:style-name="P25"><text:span text:style-name="T21"><text:tab/></text:span><text:span text:style-name="T54">type-of(value) – </text:span><text:span text:style-name="T21">вернет тип значения;</text:span></text:p>
      <text:p text:style-name="P25"><text:span text:style-name="T21"><text:tab/></text:span><text:span text:style-name="T71">if(boolean, value1, value2) – </text:span><text:span text:style-name="T47">эквивалент </text:span><text:span text:style-name="T71">boolean?val1:val2</text:span><text:span text:style-name="T72">;<text:line-break/></text:span><text:span text:style-name="T73">@function mane($arg)</text:span></text:p>
      <text:p text:style-name="P25"><text:span text:style-name="T73"><text:tab/>@return $arg – </text:span><text:span text:style-name="T48">создать свою функцию, которая вернет результат;</text:span></text:p>
      <text:p text:style-name="P26"><text:span text:style-name="T75">@for $i from n to / through n1</text:span></text:p>
      <text:p text:style-name="P27"><text:span text:style-name="T75"><text:tab/></text:span><text:span text:style-name="T76">$i</text:span><text:span text:style-name="T75"> – </text:span><text:span text:style-name="T50">создать цикл от </text:span><text:span text:style-name="T75">n </text:span><text:span text:style-name="T50">до </text:span><text:span text:style-name="T75">n1, </text:span><text:span text:style-name="T50">где </text:span><text:span text:style-name="T75">$i</text:span><text:span text:style-name="T50"> итератор;</text:span></text:p>
      <text:p text:style-name="P28"><text:span text:style-name="T54">@each $section in listItem1, listItem2, listItem3</text:span></text:p>
      <text:p text:style-name="P28"><text:span text:style-name="T54"><text:tab/>$section – </text:span><text:span text:style-name="T51">пройтись по всем элементам списка;<text:line-break/></text:span><text:span text:style-name="T77">@if true / false</text:span></text:p>
      <text:p text:style-name="P28"><text:span text:style-name="T77"><text:tab/>expression1<text:line-break/>@else if true / false</text:span></text:p>
      <text:p text:style-name="P28"><text:span text:style-name="T77"><text:tab/>expression2<text:line-break/>@else<text:line-break/><text:tab/>expression3 – </text:span><text:span text:style-name="T52">стандартный блок условий </text:span><text:span text:style-name="T77">i</text:span><text:span text:style-name="T78">f else;</text:span></text:p>
      <text:p text:style-name="P27"><text:span text:style-name="T73"><text:line-break/></text:span><text:span text:style-name="T74">#{ variable / string } - </text:span><text:span text:style-name="T49">интерполировать значение прямо в рабочий код ( такой как имя класса, свойство стилей и т.д. );</text:span><text:span text:style-name="T73"><text:line-break/></text:span></text:p>
      <text:p text:style-name="P9"><text:s/>- не используем скобок <text:span text:style-name="T1">{}</text:span></text:p>
      <text:p text:style-name="P10"><text:s/>- стили после переноса на новую строку <text:span text:style-name="T5">за </text:span>селектор<text:span text:style-name="T5">ом</text:span></text:p>
      <text:p text:style-name="P11"><text:span text:style-name="T7"><text:s/>- точки с запятой не ставятс</text:span>я</text:p>
      <text:p text:style-name="P13"><text:line-break/><text:span text:style-name="T6">пример:<text:line-break/></text:span><text:span text:style-name="T2">h1<text:line-break/> <text:s/>color: #000</text:span></text:p>
      <text:p text:style-name="P1"><text:span text:style-name="T79">→</text:span><text:span text:style-name="T97"><text:line-break/></text:span><text:span text:style-name="T79">h1 {<text:line-break/> <text:s/>color: black; }<text:line-break/><text:line-break/>- </text:span><text:span text:style-name="T80">селекторы</text:span><text:span text:style-name="T98"> в скобках создаются с оберткой внешнего </text:span><text:span text:style-name="T99">селектора</text:span></text:p>
      <text:p text:style-name="P2"><text:span text:style-name="T80">- </text:span><text:span text:style-name="T99">свойства в скобках применяются только к текущему селектору</text:span><text:span text:style-name="T80"><text:line-break/></text:span><text:span text:style-name="T88">&amp;</text:span><text:span text:style-name="T87"> </text:span><text:span text:style-name="T88">- </text:span><text:span text:style-name="T105">ссылка на текущий родительский селектор;</text:span></text:p>
      <text:p text:style-name="P2"><text:span text:style-name="T89">: - </text:span><text:span text:style-name="T106">псевдоэлементы и события так же используются внутри селектора, но со ссылкой на </text:span><text:span text:style-name="T89">&amp; </text:span><text:span text:style-name="T106">родителя;</text:span></text:p>
      <text:p text:style-name="P3"><text:span text:style-name="T89">&gt;, +, ~ - </text:span><text:span text:style-name="T106">так же используются как и внутренние селекторы комбинации;</text:span><text:span text:style-name="T112"><text:line-break/></text:span><text:soft-page-break/><text:span text:style-name="T81">- </text:span><text:span text:style-name="T100">к свойствам общего назначения так же применимы вложенности как в селекторах, за свойством ставится двоеточие, после можно указать параметры, или отдельно каждый в скобках </text:span><text:span text:style-name="T81">{ };<text:line-break/></text:span><text:span text:style-name="T82">@import 'folder/name' – </text:span><text:span text:style-name="T101">импортировать </text:span><text:span text:style-name="T82">scss </text:span><text:span text:style-name="T101">файл в текущий, где </text:span><text:span text:style-name="T82">name </text:span><text:span text:style-name="T101">это _</text:span><text:span text:style-name="T82">name.scss </text:span><text:span text:style-name="T102">который можно помещать прямо в условия </text:span><text:span text:style-name="T84">{ }</text:span><text:span text:style-name="T83">;</text:span></text:p>
      <text:p text:style-name="P4"><text:span text:style-name="T83">/* </text:span><text:span text:style-name="T85">comment */ - </text:span><text:span text:style-name="T103">видимые комментарии;<text:line-break/>// </text:span><text:span text:style-name="T86">comment</text:span><text:span text:style-name="T103"> –</text:span><text:span text:style-name="T86"> </text:span><text:span text:style-name="T104">невидимые комментарии;</text:span></text:p>
      <text:p text:style-name="P4"><text:span text:style-name="T90">@mixin name-mixin ($params1, $params2</text:span><text:span text:style-name="T91">:</text:span><text:span text:style-name="T107"> </text:span><text:span text:style-name="T92">value</text:span><text:span text:style-name="T90">) {<text:line-break/><text:tab/>prop1: $params1;</text:span></text:p>
      <text:p text:style-name="P14"><text:tab/>prop2: $params2;<text:line-break/>}</text:p>
      <text:p text:style-name="P5"><text:span text:style-name="T90">@</text:span><text:span text:style-name="T93">include name-mixin</text:span><text:span text:style-name="T108">(</text:span><text:span text:style-name="T94">value,value</text:span><text:span text:style-name="T108">)</text:span><text:span text:style-name="T93"> – </text:span><text:span text:style-name="T107">создать </text:span><text:span text:style-name="T92">mixin </text:span><text:span text:style-name="T107">по</text:span><text:span text:style-name="T108">в</text:span><text:span text:style-name="T107">торяющийся стиль, </text:span><text:span text:style-name="T108">который может принимать два аргумента </text:span><text:span text:style-name="T90">$params1 </text:span><text:span text:style-name="T108">и </text:span><text:span text:style-name="T90">$params2,</text:span><text:span text:style-name="T91"> </text:span><text:span text:style-name="T109">второй</text:span><text:span text:style-name="T108"> из которых принимает дефолтное значение </text:span><text:span text:style-name="T94">value, </text:span><text:span text:style-name="T108">т.е. </text:span><text:span text:style-name="T109">е</text:span><text:span text:style-name="T108">сли </text:span><text:span text:style-name="T109">мы</text:span><text:span text:style-name="T108"> </text:span><text:span text:style-name="T109">не</text:span><text:span text:style-name="T108"> </text:span><text:span text:style-name="T109">указываем аргумент в <text:s/></text:span><text:span text:style-name="T90">@</text:span><text:span text:style-name="T93">include </text:span><text:span text:style-name="T109">он принимает значение <text:s/></text:span><text:span text:style-name="T92">value</text:span><text:span text:style-name="T91">;<text:line-break/></text:span><text:span text:style-name="T95">@extend selectorName, </text:span><text:span text:style-name="T96">selectorName</text:span><text:span text:style-name="T95"> – </text:span><text:span text:style-name="T110">использовать те же правило и для текущего селектора, </text:span><text:span text:style-name="T111">в</text:span><text:span text:style-name="T110">ключая все селекторы обслуживающие класс </text:span><text:span text:style-name="T95">selectorName;</text:span><text:span text:style-name="T112"><text:line-break/></text:span></text:p>
      <text:p text:style-name="P8">ПЕРЕМЕННЫЕ</text:p>
      <text:p text:style-name="P12"/>
      <text:p text:style-name="P16"><text:span text:style-name="T8">$name-variable / $name_variable: </text:span><text:span text:style-name="T9">valu</text:span><text:span text:style-name="T10">e !</text:span><text:span text:style-name="T13">default</text:span><text:span text:style-name="T8"> – </text:span><text:span text:style-name="T14">переменный </text:span><text:span text:style-name="T15">объявляются</text:span><text:span text:style-name="T14"> со знаком </text:span><text:span text:style-name="T8">$ </text:span><text:span text:style-name="T14">в начале, </text:span><text:span text:style-name="T16">где</text:span><text:span text:style-name="T14"> </text:span><text:span text:style-name="T11">value – </text:span><text:span text:style-name="T16">тело переменной, тело может принимать как строку, так и строку с переменными, </text:span><text:span text:style-name="T17">переменные имеют свою область видимости </text:span><text:span text:style-name="T18">глобальную и локальную</text:span><text:span text:style-name="T17"> </text:span><text:span text:style-name="T12">{ }, </text:span><text:span text:style-name="T19">флаг !</text:span><text:span text:style-name="T13">default </text:span><text:span text:style-name="T19">дает понять, что строку нужно брать из первоисточника, а после уже отсюда если он </text:span><text:span text:style-name="T20">отсутствует</text:span><text:span text:style-name="T14">;</text:span><text:span text:style-name="T11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8H9M36S</meta:editing-duration>
    <meta:editing-cycles>86</meta:editing-cycles>
    <meta:generator>LibreOffice/4.1.2.3$Windows_x86 LibreOffice_project/40b2d7fde7e8d2d7bc5a449dc65df4d08a7dd38</meta:generator>
    <dc:date>2014-05-10T20:31:17.918000000</dc:date>
    <meta:document-statistic meta:table-count="0" meta:image-count="0" meta:object-count="0" meta:page-count="3" meta:paragraph-count="56" meta:word-count="629" meta:character-count="4554" meta:non-whitespace-character-count="3858"/>
    <meta:user-defined meta:name="Info 1"/>
    <meta:user-defined meta:name="Info 2"/>
    <meta:user-defined meta:name="Info 3"/>
    <meta:user-defined meta:name="Info 4"/>
  </office:meta>
</office:document-meta>
</file>